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6"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none"/>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Table_20_Contents">
      <style:text-properties fo:color="#000000" style:text-line-through-style="none" style:font-name="Verdana" fo:font-size="8.25pt" fo:font-weight="bold"/>
    </style:style>
    <style:style style:name="P18" style:family="paragraph" style:parent-style-name="Table_20_Contents">
      <style:paragraph-properties fo:padding="0.049cm" fo:border="0.002cm solid #d1d7dc"/>
      <style:text-properties fo:color="#006600" style:text-line-through-style="none" style:font-name="Courier" fo:font-size="8.25pt"/>
    </style:style>
    <style:style style:name="P19" style:family="paragraph" style:parent-style-name="Standard">
      <style:text-properties style:text-line-through-style="solid"/>
    </style:style>
    <style:style style:name="P20" style:family="paragraph" style:parent-style-name="Standard">
      <style:text-properties style:text-line-through-style="solid" fo:font-weight="bold" style:font-weight-asian="bold" style:font-weight-complex="bol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20">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oft-page-break/><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2"/>
      <text:p text:style-name="P2"><text:s text:c="4"/>Use Search Menu, Search for Asterisks w/o slash, keep clicking "Search" to check all asterisks in document.</text:p>
      <text:p text:style-name="P2"><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
      <text:p text:style-name="P1"><text:s text:c="4"/>Edit the TOC. Find each matching chapter head; make sure heads are 1:1 with TOC. Protect TOC with /X...X/.</text:p>
      <text:p text:style-name="P1"/>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oft-page-break/><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text:soft-page-break/></text:p>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1"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text:soft-page-break/></text:p>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text:soft-page-break/></text:p>
      <text:p text:style-name="P1">20. Determine Character Coding (5-60 min.)</text:p>
      <text:p text:style-name="P1"/>
      <text:p text:style-name="P7"><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text:soft-page-break/></text:p>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text:soft-page-break/>file.</text:p>
      <text:p text:style-name="P1"><text:s text:c="4"/>Page through the book looking for text that was not handled well by automatic HTML generation, in particular:</text:p>
      <text:p text:style-name="P1">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7">Code:</text:p>
          </table:table-cell>
        </table:table-row>
        <table:table-row>
          <table:table-cell table:style-name="Table1.A2" office:value-type="string">
            <text:p text:style-name="P18">&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6"><text:line-break/>The following CSS makes it look roughly like the original:</text:p>
      <table:table table:name="Table2" table:style-name="Table2">
        <table:table-column table:style-name="Table2.A"/>
        <table:table-row>
          <table:table-cell table:style-name="Table2.A1" office:value-type="string">
            <text:p text:style-name="P17">Code:</text:p>
          </table:table-cell>
        </table:table-row>
        <table:table-row>
          <table:table-cell table:style-name="Table2.A2" office:value-type="string">
            <text:p text:style-name="P18">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text:soft-page-break/></text:p>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973001293466989071"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oft-page-break/><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Use pphtml and ppvimage</text:p>
        </text:list-item>
      </text:list>
      <text:p text:style-name="P1"/>
      <text:h text:style-name="P25"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7">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7">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7">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text:soft-page-break/>**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4254233"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oft-page-break/><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4:09:11.50</dc:date>
    <dc:creator>Gemma Wright</dc:creator>
    <meta:editing-duration>P1DT4H14M</meta:editing-duration>
    <meta:editing-cycles>92</meta:editing-cycles>
    <meta:generator>OpenOffice/4.0.1$Win32 OpenOffice.org_project/401m5$Build-9714</meta:generator>
    <meta:document-statistic meta:table-count="2" meta:image-count="0" meta:object-count="0" meta:page-count="13" meta:paragraph-count="339" meta:word-count="5126" meta:character-count="31726"/>
  </office:meta>
</office:document-meta>
</file>